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.Attack</text:p>
          </table:table-cell>
          <table:table-cell office:value-type="string" calcext:value-type="string">
            <text:p>Sp.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b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E2:.J2])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E3:.J3]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E4:.J4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E5:.J5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E6:.J6]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E7:.J7]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E8:.J8])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SUM([.E9:.J9]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E10:.J10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E11:.J11]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E12:.J12]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E13:.J13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E14:.J14]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E15:.J15]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E16:.J16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E17:.J17]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E18:.J18])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E19:.J19]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formula="of:=SUM([.E20:.J20]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E21:.J21]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E22:.J22]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E23:.J23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E24:.J24]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E25:.J25])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E26:.J26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E27:.J27]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E28:.J28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E29:.J29])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E30:.J30]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E31:.J31])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E32:.J32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E33:.J33]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E34:.J34])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E35:.J35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E36:.J36]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E37:.J37]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E38:.J38]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E39:.J39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E40:.J40]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E41:.J41]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E42:.J42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E43:.J43]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E44:.J44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E45:.J45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E46:.J46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E47:.J47]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E48:.J48]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E49:.J49]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E50:.J50])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formula="of:=SUM([.E51:.J51]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SUM([.E52:.J52]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E53:.J53]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E54:.J54])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E55:.J55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E56:.J56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E57:.J57]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E58:.J58]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E59:.J59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E60:.J60])"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E61:.J61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E62:.J62]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E63:.J63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formula="of:=SUM([.E64:.J64]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E65:.J65]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E66:.J66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E67:.J67]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E68:.J68]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E69:.J69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E70:.J70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E71:.J71]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E72:.J72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E73:.J73])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E74:.J74]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E75:.J75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E76:.J76]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E77:.J77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E78:.J78]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E79:.J79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E80:.J80]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E81:.J81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E82:.J82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E83:.J83]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E84:.J84]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E85:.J85]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E86:.J86])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E87:.J87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E88:.J88])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E89:.J89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E90:.J90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E91:.J91]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E92:.J92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SUM([.E93:.J93]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E94:.J94]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E95:.J95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E96:.J96]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E97:.J97])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E98:.J98]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SUM([.E99:.J99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E100:.J100])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E101:.J101]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formula="of:=SUM([.E102:.J102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E103:.J103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E104:.J104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E105:.J105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E106:.J106]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E107:.J107]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E108:.J108]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E109:.J109]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E110:.J110]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E111:.J111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E112:.J112])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E113:.J113]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E114:.J114])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E115:.J115]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E116:.J116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E117:.J117]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E118:.J118])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E119:.J119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E120:.J120])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E121:.J121]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E122:.J122]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E123:.J123])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E124:.J124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E125:.J125]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E126:.J126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E127:.J127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E128:.J128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E129:.J129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E130:.J130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E131:.J131]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E132:.J132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table:formula="of:=SUM([.E133:.J133]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E134:.J134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E135:.J135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E136:.J136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E137:.J137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E138:.J138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E139:.J139]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E140:.J140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E141:.J141]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E142:.J142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E143:.J143]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E144:.J144]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E145:.J145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E146:.J146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E147:.J147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E148:.J148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E149:.J149]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E150:.J150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E151:.J151])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table:formula="of:=SUM([.E152:.J152])"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21:15:09.941000000</meta:creation-date>
    <dc:date>2024-04-25T21:26:17.763000000</dc:date>
    <meta:editing-duration>PT11M7S</meta:editing-duration>
    <meta:editing-cycles>1</meta:editing-cycles>
    <meta:document-statistic meta:table-count="1" meta:cell-count="1588" meta:object-count="0"/>
    <meta:generator>LibreOffice/7.5.9.2$Windows_X86_64 LibreOffice_project/cdeefe45c17511d326101eed8008ac4092f278a9</meta:generator>
  </office:meta>
</office:document-meta>
</file>